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0000" draw:fill-gradient-name="gradient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Accent_20_1">
      <style:graphic-properties draw:fill-color="#5c5151" draw:textarea-horizontal-align="justify" draw:textarea-vertical-align="middle" draw:auto-grow-height="false" fo:min-height="2.365cm" fo:min-width="1.908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ffffff" draw:marker-start-width="0.257cm" draw:marker-end-width="0.257cm" draw:fill="none" draw:textarea-vertical-align="middle" draw:auto-grow-height="false" fo:min-height="3.542cm" fo:min-width="0.042cm" fo:padding-top="0.127cm" fo:padding-bottom="0.127cm" fo:padding-left="0.252cm" fo:padding-right="0.252cm" fo:wrap-option="wrap" loext:decorative="false"/>
    </style:style>
    <style:style style:name="pr1" style:family="presentation" style:parent-style-name="Default-title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4.126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efault-outline1">
      <style:graphic-properties fo:min-height="9.135cm" loext:decorative="false"/>
      <style:paragraph-properties style:writing-mode="lr-tb"/>
    </style:style>
    <style:style style:name="pr5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5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9">
      <style:graphic-properties svg:stroke-color="#3465a4" draw:fill="solid" draw:fill-color="#5c5151" draw:auto-grow-height="true" fo:min-height="2.629cm" loext:decorative="false"/>
      <style:paragraph-properties style:writing-mode="lr-tb"/>
    </style:style>
    <style:style style:name="P1" style:family="paragraph">
      <loext:graphic-properties draw:fill="solid" draw:fill-color="#5c5151"/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 loext:tab-stop-distance="0cm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5c5151"/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ffffff" loext:opacity="100%" fo:font-size="36pt" style:font-size-asian="36pt" style:font-size-complex="36pt"/>
    </style:style>
    <style:style style:name="P6" style:family="paragraph">
      <loext:graphic-properties draw:fill-color="#5c5151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style:paragraph-properties fo:margin-left="0cm" fo:margin-right="0cm" fo:margin-top="0.5cm" fo:margin-bottom="0cm" fo:text-indent="0cm"/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2" style:family="paragraph">
      <style:paragraph-properties fo:margin-left="0cm" fo:margin-right="0cm" fo:margin-top="0.5cm" fo:margin-bottom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3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5cm" fo:margin-bottom="0cm" fo:text-align="end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P15" style:family="paragraph">
      <loext:graphic-properties draw:fill="solid" draw:fill-color="#5c5151"/>
      <style:text-properties fo:font-size="36pt" style:font-size-asian="36pt" style:font-size-complex="36pt" fo:hyphenate="false" loext:hyphenation-no-caps="false" loext:hyphenation-no-last-word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ffff" loext:opacity="100%" fo:font-size="27pt" style:font-size-asian="27pt" style:font-size-complex="2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a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629cm" svg:x="0cm" svg:y="6.1cm" presentation:class="title" presentation:user-transformed="true">
          <draw:text-box>
            <text:p>Soutenance du projet 2</text:p>
          </draw:text-box>
        </draw:frame>
        <draw:frame presentation:style-name="pr2" draw:layer="layout" svg:width="25.199cm" svg:height="2.371cm" svg:x="1.401cm" svg:y="8.729cm" presentation:class="outline" presentation:user-transformed="true">
          <draw:text-box>
            <text:p text:style-name="P2"><text:span text:style-name="T1">Développez le front-end en utilisant Angul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11.5cm" svg:x="1.4cm" svg:y="4cm" presentation:class="outline" presentation:user-transformed="true">
          <draw:text-box>
            <text:list text:style-name="L3">
              <text:list-item>
                <text:p>Réalisation du projet :</text:p>
              </text:list-item>
            </text:list>
            <text:list text:style-name="L4">
              <text:list-item>
                <text:list>
                  <text:list-item>
                    <text:p><text:s/>Prise en main </text:p>
                  </text:list-item>
                  <text:list-item>
                    <text:p><text:s/>Les bonnes pratiques suivies </text:p>
                  </text:list-item>
                  <text:list-item>
                    <text:p><text:s/>Architecture mise en place</text:p>
                  </text:list-item>
                </text:list>
              </text:list-item>
            </text:list>
            <text:list text:style-name="L3">
              <text:list-item>
                <text:p><text:s/>Livrable :</text:p>
              </text:list-item>
            </text:list>
            <text:list text:style-name="L4">
              <text:list-item>
                <text:list>
                  <text:list-item>
                    <text:p><text:s/>Démonstration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5cm" svg:height="2.629cm" svg:x="0cm" svg:y="1.101cm" presentation:class="title" presentation:user-transformed="true">
          <draw:text-box>
            <text:list text:style-name="L5">
              <text:list-header>
                <text:p><text:span text:style-name="T2">SOMMAIRE : </text:span></text:p>
              </text:list-header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2/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4">
              <text:list-item>
                <text:p><text:s/>Prise en main<text:line-break/></text:p>
              </text:list-item>
            </text:list>
            <text:p>→ Cours : </text:p>
            <text:p>HTML &amp; CSS</text:p>
            <text:p>Angular<text:tab/><text:tab/><text:tab/><text:tab/><text:tab/><text:tab/><text:tab/><text:tab/>→ Projet</text:p>
            <text:p>ChatGPT</text:p>
          </draw:text-box>
        </draw:frame>
        <draw:frame presentation:style-name="pr7" draw:text-style-name="P4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><text:span text:style-name="T2">Réalisation du projet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3/7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5cm" svg:height="4cm" svg:x="9.5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7">
              <text:list-item>
                <text:p text:style-name="P9"><text:s/>Les bonnes pratiques suivies</text:p>
              </text:list-item>
            </text:list>
            <text:p text:style-name="P9">→ prendre des notes</text:p>
            <text:p text:style-name="P9">→ travailler dans une pièce lumineuse</text:p>
            <text:p text:style-name="P9">→ autonomie</text:p>
            <text:p text:style-name="P9">→ persévérance</text:p>
            <text:p text:style-name="P10">→ blocage : utiliser ChatGPT</text:p>
            <text:list text:style-name="L4">
              <text:list-header>
                <text:p/>
              </text:list-header>
            </text:list>
          </draw:text-box>
        </draw:frame>
        <draw:frame presentation:style-name="pr8" draw:text-style-name="P4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><text:span text:style-name="T2">Réalisation du projet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4/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7">
              <text:list-item>
                <text:p text:style-name="P11"><text:s/>Architecture mise en place (1/)<text:line-break/></text:p>
              </text:list-item>
            </text:list>
            <text:p text:style-name="P11">Création de 3 composants :</text:p>
            <text:p text:style-name="P12">→ Header</text:p>
            <text:p text:style-name="P12">→ Dashboard</text:p>
            <text:p text:style-name="P12">→ Details</text:p>
            <text:list text:style-name="L4">
              <text:list-header>
                <text:p text:style-name="P13"/>
              </text:list-header>
            </text:list>
          </draw:text-box>
        </draw:frame>
        <draw:frame presentation:style-name="pr9" draw:text-style-name="P4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><text:span text:style-name="T2">Réalisation du projet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5/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721cm" svg:x="1.401cm" svg:y="4.029cm" presentation:class="outline" presentation:user-transformed="true">
          <draw:text-box>
            <text:list text:style-name="L7">
              <text:list-item>
                <text:p text:style-name="P11"><text:s/>Architecture mise en place (2/)<text:line-break/></text:p>
              </text:list-item>
            </text:list>
            <text:p text:style-name="P11">&lt;App-root&gt; → app-routing-module :</text:p>
            <text:p text:style-name="P11"/>
            <text:list text:style-name="L8">
              <text:list-item>
                <text:p text:style-name="P14">‘’ → &lt;dashboard&gt;</text:p>
              </text:list-item>
              <text:list-item>
                <text:p text:style-name="P14">‘details/:id’ → &lt;details&gt;</text:p>
              </text:list-item>
              <text:list-item>
                <text:p text:style-name="P14">‘**’ → &lt;not-found&gt;</text:p>
              </text:list-item>
            </text:list>
          </draw:text-box>
        </draw:frame>
        <draw:frame presentation:style-name="pr10" draw:text-style-name="P4" draw:layer="layout" svg:width="25.5cm" svg:height="2.629cm" svg:x="0cm" svg:y="1.101cm" presentation:class="title" presentation:user-transformed="true">
          <draw:text-box>
            <text:list text:style-name="L5">
              <text:list-item>
                <text:p><text:span text:style-name="T2">Réalisation du projet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6/7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1.471cm" svg:x="1.401cm" svg:y="4.029cm" presentation:class="outline" presentation:user-transformed="true">
          <draw:text-box>
            <text:list text:style-name="L4">
              <text:list-item>
                <text:p text:style-name="P9"><text:s/>Démonstration<text:line-break/></text:p>
              </text:list-item>
            </text:list>
            <text:list text:style-name="L8">
              <text:list-item>
                <text:p>Fonctionnement du dashboard &amp; details component</text:p>
              </text:list-item>
              <text:list-item>
                <text:p>Démonstration du « reponsive »</text:p>
              </text:list-item>
            </text:list>
          </draw:text-box>
        </draw:frame>
        <draw:frame presentation:style-name="pr11" draw:text-style-name="P15" draw:layer="layout" svg:width="25.5cm" svg:height="2.629cm" svg:x="0cm" svg:y="1.101cm" presentation:class="title" presentation:user-transformed="true">
          <draw:text-box>
            <text:list text:style-name="L9">
              <text:list-item>
                <text:p text:style-name="P9"><text:span text:style-name="T2">Livrable</text:span></text:p>
              </text:list-item>
            </text:list>
          </draw:text-box>
        </draw:frame>
        <draw:custom-shape draw:style-name="gr2" draw:text-style-name="P6" draw:layer="layout" svg:width="2.408cm" svg:height="2.615cm" svg:x="25.592cm" svg:y="1.101cm">
          <text:p text:style-name="P5"><text:span text:style-name="T3">7/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000" draw:end-color="#ff4000" draw:start-intensity="100%" draw:end-intensity="100%" draw:angle="30deg" draw:border="0%">
      <loext:gradient-stop svg:offset="0" loext:color-type="rgb" loext:color-value="#ff8000"/>
      <loext:gradient-stop svg:offset="1" loext:color-type="rgb" loext:color-value="#ff4000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1" style:font-family-complex="'Noto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gr9" style:family="graphic" style:parent-style-name="standard">
      <style:graphic-properties draw:stroke="none" draw:fill="none" draw:fill-color="#ffffff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P21" style:family="paragraph">
      <loext:graphic-properties draw:fill="none" draw:fill-color="#ffffff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9" draw:text-style-name="MP21" draw:layer="backgroundobjects" svg:width="25.199cm" svg:height="9.135cm" svg:x="1.4cm" svg:y="3.685cm">
        <draw:text-box>
          <text:p/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22"><text:span text:style-name="MT1"><presentation:date-time/></text:span></text:p>
        </draw:text-box>
      </draw:frame>
      <draw:frame presentation:style-name="Mpr13" draw:text-style-name="MP24" draw:layer="backgroundobjects" svg:width="8.875cm" svg:height="1.085cm" svg:x="9.576cm" svg:y="14.348cm" presentation:class="footer">
        <draw:text-box>
          <text:p text:style-name="MP23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25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22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8:22:08.725285460</meta:creation-date>
    <meta:editing-duration>PT1H20M</meta:editing-duration>
    <meta:editing-cycles>18</meta:editing-cycles>
    <meta:generator>LibreOffice/24.2.5.2$Linux_X86_64 LibreOffice_project/bffef4ea93e59bebbeaf7f431bb02b1a39ee8a59</meta:generator>
    <dc:title>Midnightblue</dc:title>
    <dc:date>2024-08-13T10:40:56.517019502</dc:date>
    <meta:document-statistic meta:object-count="97"/>
  </office:meta>
</office:document-meta>
</file>